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ynchronisation</text:h>
      <text:p text:style-name="Text_20_body">Sogenannte Lokalblöcke ermöglichen das Ausführen von Code für einen bestimmten Spieler bzw. eine bestimmte Spielergruppe.</text:p>
      <text:p text:style-name="Text_20_body">Dabei können dem Schlüsselwort Spieler- (player) und Streitmacht (force)-Ausdrücke folgen, für die der Code gilt.</text:p>
      <text:p text:style-name="Text_20_body">Umgesetzt wird das Ganze vom Compiler über die Funktion GetLocalPlayer. Lokalblöcke werden in Jass++ benötigt, um den Compiler den enthaltenen Code zu validieren, da nicht sämtlicher Code innerhalb eines solchen Blocks stehen darf.</text:p>
      <text:p text:style-name="Text_20_body">Es gibt eine Reihe nativer Funktionen, die ausdrücklich zugelassen ist.</text:p>
      <text:p text:style-name="Text_20_body">Zudem dürfen nur Variablen bestimmter Typen eine Zuweisung erhalten und der Compiler sollte eine Warnung ausgeben, falls diese außerhalb des Blocks noch einmal verwendet werden.</text:p>
      <text:p text:style-name="Text_20_body">Notation:</text:p>
      <text:p text:style-name="Text_20_body">local &lt;Spieler-/Streitmachtausdruck 1&gt;[, &lt;Spieler-/Streitmachtausdruck 2&gt;, … &lt;Spieler-/Streitmachtausdruck n&gt;]</text:p>
      <text:p text:style-name="Text_20_body">{</text:p>
      <text:p text:style-name="Text_20_body"><text:tab/>&lt;Anweisungen&gt;</text:p>
      <text:p text:style-name="Text_20_body">}</text:p>
      <text:p text:style-name="Text_20_body">Liste erlaubter nativer Typen, deren Werte verändert werden dürfen:</text:p>
      <text:list xml:id="list29269259" text:style-name="L2">
        <text:list-item>
          <text:p text:style-name="P2">string</text:p>
        </text:list-item>
        <text:list-item>
          <text:p text:style-name="P2">integer</text:p>
        </text:list-item>
        <text:list-item>
          <text:p text:style-name="P2">real</text:p>
        </text:list-item>
        <text:list-item>
          <text:p text:style-name="P2">boolean</text:p>
        </text:list-item>
      </text:list>
      <text:p text:style-name="Text_20_body"/>
      <text:p text:style-name="Text_20_body">Liste erlaubter nativer Funktionen:</text:p>
      <text:list xml:id="list29264972" text:style-name="L1">
        <text:list-item>
          <text:p text:style-name="P1">MultiboardDisplay</text:p>
        </text:list-item>
        <text:list-item>
          <text:p text:style-name="P1">LeaderboardDisplay</text:p>
        </text:list-item>
        <text:list-item>
          <text:p text:style-name="P1">StartSoun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15T09:08:03.04</meta:creation-date>
    <meta:generator>OpenOffice.org/3.1$Win32 OpenOffice.org_project/310m11$Build-9399</meta:generator>
    <dc:date>2010-06-15T09:15:06.26</dc:date>
    <meta:editing-duration>PT00H07M11S</meta:editing-duration>
    <meta:editing-cycles>2</meta:editing-cycles>
    <meta:document-statistic meta:table-count="0" meta:image-count="0" meta:object-count="0" meta:page-count="1" meta:paragraph-count="20" meta:word-count="138" meta:character-count="1041"/>
  </office:meta>
</office:document-meta>
</file>